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7"/>if(i==0)</text:p>
      <text:p text:style-name="Standard"><text:s text:c="4"/>{SETLED(LED1); </text:p>
      <text:p text:style-name="Standard"><text:s text:c="4"/>for(int j=0;j&lt;100;j++)</text:p>
      <text:p text:style-name="Standard"><text:s text:c="4"/>{Nop();}</text:p>
      <text:p text:style-name="Standard"><text:s text:c="4"/>CLEARLED(LED1);</text:p>
      <text:p text:style-name="Standard"><text:s text:c="4"/>}</text:p>
      <text:p text:style-name="Standard"><text:s text:c="4"/>else if(i==1){</text:p>
      <text:p text:style-name="Standard"><text:s text:c="6"/>SETLED(LED2);</text:p>
      <text:p text:style-name="Standard"><text:s text:c="4"/>for(int j=0;j&lt;100;j++)</text:p>
      <text:p text:style-name="Standard"><text:s text:c="4"/>{Nop();}</text:p>
      <text:p text:style-name="Standard"><text:s text:c="4"/>CLEARLED(LED1);</text:p>
      <text:p text:style-name="Standard"><text:s text:c="4"/>}</text:p>
      <text:p text:style-name="Standard"><text:s text:c="4"/>else if(i==2){</text:p>
      <text:p text:style-name="Standard"><text:s text:c="6"/>SETLED(LED3); </text:p>
      <text:p text:style-name="Standard"><text:s text:c="4"/>for(int j=0;j&lt;100;j++)</text:p>
      <text:p text:style-name="Standard"><text:s text:c="4"/>{Nop();}</text:p>
      <text:p text:style-name="Standard"><text:s text:c="4"/>CLEARLED(LED1);</text:p>
      <text:p text:style-name="Standard"><text:s text:c="4"/>}</text:p>
      <text:p text:style-name="Standard"><text:s text:c="4"/>else if(i==3){</text:p>
      <text:p text:style-name="Standard"><text:s text:c="6"/>SETLED(LED4); </text:p>
      <text:p text:style-name="Standard"><text:s text:c="4"/>for(int j=0;j&lt;100;j++)</text:p>
      <text:p text:style-name="Standard"><text:s text:c="4"/>{Nop();}</text:p>
      <text:p text:style-name="Standard"><text:s text:c="4"/>CLEARLED(LED1);</text:p>
      <text:p text:style-name="Standard"><text:s text:c="4"/>}</text:p>
      <text:p text:style-name="Standard"><text:s text:c="4"/>else if(i==4)</text:p>
      <text:p text:style-name="Standard"><text:s text:c="4"/>{SETLED(LED5); </text:p>
      <text:p text:style-name="Standard"><text:s text:c="4"/>for(int j=0;j&lt;100;j++)</text:p>
      <text:p text:style-name="Standard"><text:s text:c="4"/>{Nop();}</text:p>
      <text:p text:style-name="Standard"><text:s text:c="4"/>CLEARLED(LED1);</text:p>
      <text:p text:style-name="Standard"><text:s text:c="4"/>i=0;</text:p>
      <text:p text:style-name="Standard"><text:s text:c="4"/>}</text:p>
      <text:p text:style-name="Standard"><text:s text:c="4"/>i++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7T13:56:56.444362834</meta:creation-date>
    <dc:date>2022-10-27T13:57:17.547243448</dc:date>
    <meta:editing-duration>PT23S</meta:editing-duration>
    <meta:editing-cycles>1</meta:editing-cycles>
    <meta:document-statistic meta:table-count="0" meta:image-count="0" meta:object-count="0" meta:page-count="1" meta:paragraph-count="32" meta:word-count="41" meta:character-count="509" meta:non-whitespace-character-count="359"/>
    <meta:generator>LibreOffice/6.0.7.3$Linux_X86_64 LibreOffice_project/00m0$Build-3</meta:generator>
  </office:meta>
</office:document-meta>
</file>